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 Light1" svg:font-family="'Calibri Light'"/>
    <style:font-face style:name="Courier New1" svg:font-family="'Courier New'"/>
    <style:font-face style:name="CourierNew" svg:font-family="CourierNew"/>
    <style:font-face style:name="Calibri1" svg:font-family="Calibri" style:font-pitch="variable"/>
    <style:font-face style:name="Calibri Light" svg:font-family="'Calibri Light'" style:font-pitch="variable"/>
    <style:font-face style:name="Courier New" svg:font-family="'Courier New'" style:font-pitch="variable"/>
    <style:font-face style:name="CourierNew1" svg:font-family="CourierNew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bd582c"/>
    </style:style>
    <style:style style:name="gr3" style:family="graphic" style:parent-style-name="standard">
      <style:graphic-properties draw:stroke="none" draw:fill="solid" draw:fill-color="#e48312"/>
    </style:style>
    <style:style style:name="gr4" style:family="graphic" style:parent-style-name="standard">
      <style:graphic-properties draw:stroke="solid" svg:stroke-width="0.017cm" svg:stroke-color="#7f7f7f" draw:stroke-linejoin="round" svg:stroke-linecap="butt" draw:fill="none" fo:padding-top="0.008cm" fo:padding-bottom="0.008cm" fo:padding-left="0.008cm" fo:padding-right="0.008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2.54cm" fo:min-width="2.5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553cm" fo:min-width="1.553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985cm" fo:min-width="0.98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986cm" fo:min-width="0.986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1.693cm" fo:min-width="1.693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6cm" fo:min-width="0.6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28cm" fo:min-width="0.528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423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774cm" fo:min-width="0.774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669cm" fo:min-width="0.669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668cm" fo:min-width="0.668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775cm" fo:min-width="0.775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601cm" fo:min-width="0.601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0.635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2.117cm" fo:min-width="2.117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bd582c"/>
    </style:style>
    <style:style style:name="P3" style:family="paragraph">
      <loext:graphic-properties draw:fill="solid" draw:fill-color="#e48312"/>
    </style:style>
    <style:style style:name="P4" style:family="paragraph">
      <loext:graphic-properties draw:fill="none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72pt" style:font-size-asian="72pt" style:font-size-complex="72pt"/>
    </style:style>
    <style:style style:name="P7" style:family="paragraph">
      <loext:graphic-properties draw:fill="none"/>
      <style:text-properties fo:font-size="24pt" style:font-size-asian="24pt" style:font-size-complex="24pt"/>
    </style:style>
    <style:style style:name="P8" style:family="paragraph">
      <loext:graphic-properties draw:fill="none"/>
      <style:text-properties fo:font-size="44.0999984741211pt" style:font-size-asian="44.0999984741211pt" style:font-size-complex="44.0999984741211pt"/>
    </style:style>
    <style:style style:name="P9" style:family="paragraph">
      <loext:graphic-properties draw:fill="none"/>
      <style:text-properties fo:font-size="28pt" style:font-size-asian="28pt" style:font-size-complex="28pt"/>
    </style:style>
    <style:style style:name="P10" style:family="paragraph">
      <loext:graphic-properties draw:fill="none"/>
      <style:text-properties fo:font-size="48pt" style:font-size-asian="48pt" style:font-size-complex="48pt"/>
    </style:style>
    <style:style style:name="P11" style:family="paragraph">
      <loext:graphic-properties draw:fill="none"/>
      <style:text-properties fo:font-size="17.1000003814697pt" style:font-size-asian="17.1000003814697pt" style:font-size-complex="17.1000003814697pt"/>
    </style:style>
    <style:style style:name="P12" style:family="paragraph">
      <loext:graphic-properties draw:fill="none"/>
      <style:text-properties fo:font-size="15pt" style:font-size-asian="15pt" style:font-size-complex="15pt"/>
    </style:style>
    <style:style style:name="P13" style:family="paragraph">
      <loext:graphic-properties draw:fill="none"/>
      <style:text-properties fo:font-size="12pt" style:font-size-asian="12pt" style:font-size-complex="12pt"/>
    </style:style>
    <style:style style:name="P14" style:family="paragraph">
      <loext:graphic-properties draw:fill="none"/>
      <style:text-properties fo:font-size="16pt" style:font-size-asian="16pt" style:font-size-complex="16pt"/>
    </style:style>
    <style:style style:name="P15" style:family="paragraph">
      <loext:graphic-properties draw:fill="none"/>
      <style:text-properties fo:font-size="22pt" style:font-size-asian="22pt" style:font-size-complex="22pt"/>
    </style:style>
    <style:style style:name="P16" style:family="paragraph">
      <loext:graphic-properties draw:fill="none"/>
      <style:text-properties fo:font-size="19pt" style:font-size-asian="19pt" style:font-size-complex="19pt"/>
    </style:style>
    <style:style style:name="P17" style:family="paragraph">
      <loext:graphic-properties draw:fill="none"/>
      <style:text-properties fo:font-size="18pt" style:font-size-asian="18pt" style:font-size-complex="18pt"/>
    </style:style>
    <style:style style:name="P18" style:family="paragraph">
      <loext:graphic-properties draw:fill="none"/>
      <style:text-properties fo:font-size="60pt" style:font-size-asian="60pt" style:font-size-complex="60pt"/>
    </style:style>
    <style:style style:name="T1" style:family="text">
      <style:text-properties fo:color="#262626" style:font-name="Calibri Light1" fo:font-size="72pt" style:font-size-asian="72pt" style:font-name-complex="Calibri Light1" style:font-size-complex="72pt"/>
    </style:style>
    <style:style style:name="T2" style:family="text">
      <style:text-properties fo:color="#637052" style:font-name="Calibri" fo:font-size="24pt" style:font-size-asian="24pt" style:font-name-complex="Calibri" style:font-size-complex="24pt"/>
    </style:style>
    <style:style style:name="T3" style:family="text">
      <style:text-properties fo:color="#404040" style:font-name="Calibri" fo:font-size="44.0999984741211pt" style:font-size-asian="44.0999984741211pt" style:font-name-complex="Calibri" style:font-size-complex="44.0999984741211pt"/>
    </style:style>
    <style:style style:name="T4" style:family="text">
      <style:text-properties fo:color="#404040" style:font-name="Courier New1" fo:font-size="28pt" style:font-size-asian="28pt" style:font-name-complex="Courier New1" style:font-size-complex="28pt"/>
    </style:style>
    <style:style style:name="T5" style:family="text">
      <style:text-properties fo:color="#404040" style:font-name="Calibri" fo:font-size="28pt" style:font-size-asian="28pt" style:font-name-complex="Calibri" style:font-size-complex="28pt"/>
    </style:style>
    <style:style style:name="T6" style:family="text">
      <style:text-properties fo:color="#404040" style:font-name="Calibri" fo:font-size="48pt" style:font-size-asian="48pt" style:font-name-complex="Calibri" style:font-size-complex="48pt"/>
    </style:style>
    <style:style style:name="T7" style:family="text">
      <style:text-properties fo:color="#404040" style:font-name="Calibri" fo:font-size="17.1000003814697pt" style:font-size-asian="17.1000003814697pt" style:font-name-complex="Calibri" style:font-size-complex="17.1000003814697pt"/>
    </style:style>
    <style:style style:name="T8" style:family="text">
      <style:text-properties fo:color="#e48312" style:font-name="Calibri" fo:font-size="15pt" style:font-size-asian="15pt" style:font-name-complex="Calibri" style:font-size-complex="15pt"/>
    </style:style>
    <style:style style:name="T9" style:family="text">
      <style:text-properties fo:color="#404040" style:font-name="CourierNew" fo:font-size="15pt" style:font-size-asian="15pt" style:font-name-complex="CourierNew" style:font-size-complex="15pt"/>
    </style:style>
    <style:style style:name="T10" style:family="text">
      <style:text-properties fo:color="#404040" style:font-name="Courier New1" fo:font-size="15pt" style:font-size-asian="15pt" style:font-name-complex="Courier New1" style:font-size-complex="15pt"/>
    </style:style>
    <style:style style:name="T11" style:family="text">
      <style:text-properties fo:color="#e48312" style:font-name="Calibri" fo:font-size="12pt" style:font-size-asian="12pt" style:font-name-complex="Calibri" style:font-size-complex="12pt"/>
    </style:style>
    <style:style style:name="T12" style:family="text">
      <style:text-properties fo:color="#404040" style:font-name="Courier New1" fo:font-size="12pt" style:font-size-asian="12pt" style:font-name-complex="Courier New1" style:font-size-complex="12pt"/>
    </style:style>
    <style:style style:name="T13" style:family="text">
      <style:text-properties fo:color="#404040" style:font-name="Calibri" fo:font-size="16pt" style:font-size-asian="16pt" style:font-name-complex="Calibri" style:font-size-complex="16pt"/>
    </style:style>
    <style:style style:name="T14" style:family="text">
      <style:text-properties fo:color="#404040" style:font-name="Calibri" fo:font-size="22pt" style:font-size-asian="22pt" style:font-name-complex="Calibri" style:font-size-complex="22pt"/>
    </style:style>
    <style:style style:name="T15" style:family="text">
      <style:text-properties fo:color="#e48312" style:font-name="Calibri" fo:font-size="19pt" style:font-size-asian="19pt" style:font-name-complex="Calibri" style:font-size-complex="19pt"/>
    </style:style>
    <style:style style:name="T16" style:family="text">
      <style:text-properties fo:color="#404040" style:font-name="Courier New1" fo:font-size="19pt" style:font-size-asian="19pt" style:font-name-complex="Courier New1" style:font-size-complex="19pt"/>
    </style:style>
    <style:style style:name="T17" style:family="text">
      <style:text-properties fo:color="#ff0000" style:font-name="Courier New1" fo:font-size="19pt" style:font-size-asian="19pt" style:font-name-complex="Courier New1" style:font-size-complex="19pt"/>
    </style:style>
    <style:style style:name="T18" style:family="text">
      <style:text-properties fo:color="#404040" style:font-name="Calibri" fo:font-size="19pt" style:font-size-asian="19pt" style:font-name-complex="Calibri" style:font-size-complex="19pt"/>
    </style:style>
    <style:style style:name="T19" style:family="text">
      <style:text-properties fo:color="#e48312" style:font-name="Calibri" fo:font-size="17.1000003814697pt" style:font-size-asian="17.1000003814697pt" style:font-name-complex="Calibri" style:font-size-complex="17.1000003814697pt"/>
    </style:style>
    <style:style style:name="T20" style:family="text">
      <style:text-properties fo:color="#404040" style:font-name="CourierNew" fo:font-size="17.1000003814697pt" style:font-size-asian="17.1000003814697pt" style:font-name-complex="CourierNew" style:font-size-complex="17.1000003814697pt"/>
    </style:style>
    <style:style style:name="T21" style:family="text">
      <style:text-properties fo:color="#404040" style:font-name="Courier New1" fo:font-size="17.1000003814697pt" style:font-size-asian="17.1000003814697pt" style:font-name-complex="Courier New1" style:font-size-complex="17.1000003814697pt"/>
    </style:style>
    <style:style style:name="T22" style:family="text">
      <style:text-properties fo:color="#c9211e" style:font-name="Courier New1" fo:font-size="17.1000003814697pt" style:font-size-asian="17.1000003814697pt" style:font-name-complex="Courier New1" style:font-size-complex="17.1000003814697pt"/>
    </style:style>
    <style:style style:name="T23" style:family="text">
      <style:text-properties fo:color="#c9211e" style:font-name="Calibri" fo:font-size="22pt" style:font-size-asian="22pt" style:font-name-complex="Calibri" style:font-size-complex="22pt"/>
    </style:style>
    <style:style style:name="T24" style:family="text">
      <style:text-properties fo:color="#e48312" style:font-name="Calibri" fo:font-size="18pt" style:font-size-asian="18pt" style:font-name-complex="Calibri" style:font-size-complex="18pt"/>
    </style:style>
    <style:style style:name="T25" style:family="text">
      <style:text-properties fo:color="#404040" style:font-name="Calibri" fo:font-size="18pt" style:font-size-asian="18pt" style:font-name-complex="Calibri" style:font-size-complex="18pt"/>
    </style:style>
    <style:style style:name="T26" style:family="text">
      <style:text-properties fo:color="#262626" style:font-name="Calibri" fo:font-size="60pt" style:font-size-asian="60pt" style:font-name-complex="Calibri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polygon draw:style-name="gr2" draw:text-style-name="P2" draw:layer="layout" svg:width="33.858cm" svg:height="1.27cm" svg:x="0.008cm" svg:y="17.779cm" svg:viewBox="0 0 33859 1271" draw:points="0,1271 33859,1271 33859,0 0,0">
          <text:p/>
        </draw:polygon>
        <draw:polygon draw:style-name="gr3" draw:text-style-name="P3" draw:layer="layout" svg:width="33.858cm" svg:height="0.178cm" svg:x="0cm" svg:y="17.593cm" svg:viewBox="0 0 33859 179" draw:points="0,179 33859,179 33859,0 0,0">
          <text:p/>
        </draw:polygon>
        <draw:line draw:style-name="gr4" draw:text-style-name="P4" draw:layer="layout" svg:x1="3.352cm" svg:y1="12.065cm" svg:x2="30.784cm" svg:y2="12.065cm">
          <text:p/>
        </draw:line>
        <draw:frame draw:style-name="gr5" draw:text-style-name="P6" draw:layer="layout" svg:width="17.062cm" svg:height="2.96cm" svg:x="3.303cm" svg:y="8.861cm">
          <draw:text-box>
            <text:p text:style-name="P5"><text:span text:style-name="T1">Jaz</text:span><text:span text:style-name="T1">yk </text:span><text:span text:style-name="T1">S1</text:span><text:span text:style-name="T1">m</text:span><text:span text:style-name="T1">pl3</text:span></text:p>
          </draw:text-box>
        </draw:frame>
        <draw:frame draw:style-name="gr6" draw:text-style-name="P7" draw:layer="layout" svg:width="14.704cm" svg:height="0.848cm" svg:x="3.31cm" svg:y="12.562cm">
          <draw:text-box>
            <text:p text:style-name="P5"><text:span text:style-name="T2">SEMESTRÁ</text:span><text:span text:style-name="T2">LNÍ PRÁCE </text:span><text:span text:style-name="T2">Z </text:span><text:span text:style-name="T2">PŘEDMĚTU </text:span><text:span text:style-name="T2">KIV/FJP</text:span></text:p>
          </draw:text-box>
        </draw:frame>
        <draw:frame draw:style-name="gr6" draw:text-style-name="P7" draw:layer="layout" svg:width="12.063cm" svg:height="0.848cm" svg:x="3.31cm" svg:y="13.972cm">
          <draw:text-box>
            <text:p text:style-name="P5"><text:span text:style-name="T2">DAVID </text:span><text:span text:style-name="T2">MARKOV, </text:span><text:span text:style-name="T2">JAROSLAV </text:span><text:span text:style-name="T2">HRUBÝ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polygon draw:style-name="gr2" draw:text-style-name="P2" draw:layer="layout" svg:width="33.866cm" svg:height="1.27cm" svg:x="0cm" svg:y="17.779cm" svg:viewBox="0 0 33867 1271" draw:points="0,1271 33867,1271 33867,0 0,0">
          <text:p/>
        </draw:polygon>
        <draw:polygon draw:style-name="gr3" draw:text-style-name="P3" draw:layer="layout" svg:width="33.866cm" svg:height="0.187cm" svg:x="0cm" svg:y="17.593cm" svg:viewBox="0 0 33867 188" draw:points="0,188 33867,188 33867,0 0,0">
          <text:p/>
        </draw:polygon>
        <draw:line draw:style-name="gr4" draw:text-style-name="P4" draw:layer="layout" svg:x1="3.314cm" svg:y1="4.826cm" svg:x2="31cm" svg:y2="4.826cm">
          <text:p/>
        </draw:line>
        <draw:frame draw:style-name="gr7" draw:text-style-name="P8" draw:layer="layout" svg:width="7.618cm" svg:height="1.555cm" svg:x="3.303cm" svg:y="3.127cm">
          <draw:text-box>
            <text:p text:style-name="P5"><text:span text:style-name="T3">Datov</text:span><text:span text:style-name="T3">é typy</text:span></text:p>
          </draw:text-box>
        </draw:frame>
        <draw:frame draw:style-name="gr8" draw:text-style-name="P9" draw:layer="layout" svg:width="1.78cm" svg:height="1.119cm" svg:x="3.768cm" svg:y="5.788cm">
          <draw:text-box>
            <text:p text:style-name="P5"><text:span text:style-name="T4">int</text:span></text:p>
          </draw:text-box>
        </draw:frame>
        <draw:frame draw:style-name="gr8" draw:text-style-name="P9" draw:layer="layout" svg:width="4.341cm" svg:height="0.988cm" svg:x="5.767cm" svg:y="5.87cm">
          <draw:text-box>
            <text:p text:style-name="P5"><text:span text:style-name="T5">– </text:span><text:span text:style-name="T5">celé </text:span><text:span text:style-name="T5">číslo</text:span></text:p>
          </draw:text-box>
        </draw:frame>
        <draw:frame draw:style-name="gr8" draw:text-style-name="P9" draw:layer="layout" svg:width="2.373cm" svg:height="1.119cm" svg:x="3.768cm" svg:y="8.909cm">
          <draw:text-box>
            <text:p text:style-name="P5"><text:span text:style-name="T4">bool</text:span></text:p>
          </draw:text-box>
        </draw:frame>
        <draw:frame draw:style-name="gr8" draw:text-style-name="P9" draw:layer="layout" svg:width="9.277cm" svg:height="0.988cm" svg:x="6.355cm" svg:y="8.991cm">
          <draw:text-box>
            <text:p text:style-name="P5"><text:span text:style-name="T5">– </text:span><text:span text:style-name="T5">pravdivos</text:span><text:span text:style-name="T5">tní </text:span><text:span text:style-name="T5">hodnota</text:span></text:p>
          </draw:text-box>
        </draw:frame>
        <draw:frame draw:style-name="gr9" draw:text-style-name="P9" draw:layer="layout" svg:width="20.153cm" svg:height="1.119cm" svg:x="3.768cm" svg:y="12.033cm">
          <draw:text-box>
            <text:p text:style-name="P5"><text:span text:style-name="T4">int[&lt;v</text:span><text:span text:style-name="T4">elikos</text:span><text:span text:style-name="T4">t&gt;], </text:span><text:span text:style-name="T4">bool[&lt;</text:span><text:span text:style-name="T4">veliko</text:span><text:span text:style-name="T4">st&gt;] </text:span></text:p>
          </draw:text-box>
        </draw:frame>
        <draw:frame draw:style-name="gr9" draw:text-style-name="P9" draw:layer="layout" svg:width="5.615cm" svg:height="0.988cm" svg:x="23.863cm" svg:y="12.114cm">
          <draw:text-box>
            <text:p text:style-name="P5"><text:span text:style-name="T5">– </text:span><text:span text:style-name="T5">pole </text:span><text:span text:style-name="T5">hodnot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polygon draw:style-name="gr2" draw:text-style-name="P2" draw:layer="layout" svg:width="33.866cm" svg:height="1.27cm" svg:x="0cm" svg:y="17.779cm" svg:viewBox="0 0 33867 1271" draw:points="0,1271 33867,1271 33867,0 0,0">
          <text:p/>
        </draw:polygon>
        <draw:polygon draw:style-name="gr3" draw:text-style-name="P3" draw:layer="layout" svg:width="33.866cm" svg:height="0.187cm" svg:x="0cm" svg:y="17.593cm" svg:viewBox="0 0 33867 188" draw:points="0,188 33867,188 33867,0 0,0">
          <text:p/>
        </draw:polygon>
        <draw:line draw:style-name="gr4" draw:text-style-name="P4" draw:layer="layout" svg:x1="3.314cm" svg:y1="4.826cm" svg:x2="31cm" svg:y2="4.826cm">
          <text:p/>
        </draw:line>
        <draw:frame draw:style-name="gr10" draw:text-style-name="P10" draw:layer="layout" svg:width="15.068cm" svg:height="1.694cm" svg:x="3.303cm" svg:y="2.982cm">
          <draw:text-box>
            <text:p text:style-name="P5"><text:span text:style-name="T6">Práce </text:span><text:span text:style-name="T6">s </text:span><text:span text:style-name="T6">datov</text:span><text:span text:style-name="T6">ými </text:span><text:span text:style-name="T6">typy</text:span></text:p>
          </draw:text-box>
        </draw:frame>
        <draw:frame draw:style-name="gr11" draw:text-style-name="P11" draw:layer="layout" svg:width="2.788cm" svg:height="0.606cm" svg:x="3.183cm" svg:y="5.181cm">
          <draw:text-box>
            <text:p text:style-name="P5"><text:span text:style-name="T7">Inicializace </text:span></text:p>
          </draw:text-box>
        </draw:frame>
        <draw:frame draw:style-name="gr12" draw:text-style-name="P12" draw:layer="layout" svg:width="0.528cm" svg:height="0.53cm" svg:x="3.608cm" svg:y="5.828cm">
          <draw:text-box>
            <text:p text:style-name="P5"><text:span text:style-name="T8">◦</text:span></text:p>
          </draw:text-box>
        </draw:frame>
        <draw:frame draw:style-name="gr12" draw:text-style-name="P12" draw:layer="layout" svg:width="9.21cm" svg:height="0.602cm" svg:x="4.116cm" svg:y="5.784cm">
          <draw:text-box>
            <text:p text:style-name="P5"><text:span text:style-name="T9">&lt;datový_typ&gt; </text:span><text:span text:style-name="T9">&lt;identifikát</text:span><text:span text:style-name="T9">or</text:span><text:span text:style-name="T10">&gt;;</text:span></text:p>
          </draw:text-box>
        </draw:frame>
        <draw:frame draw:style-name="gr13" draw:text-style-name="P13" draw:layer="layout" svg:width="0.422cm" svg:height="0.425cm" svg:x="4.116cm" svg:y="6.5cm">
          <draw:text-box>
            <text:p text:style-name="P5"><text:span text:style-name="T11">◦</text:span></text:p>
          </draw:text-box>
        </draw:frame>
        <draw:frame draw:style-name="gr13" draw:text-style-name="P13" draw:layer="layout" svg:width="1.526cm" svg:height="0.479cm" svg:x="4.624cm" svg:y="6.465cm">
          <draw:text-box>
            <text:p text:style-name="P5"><text:span text:style-name="T12">int a;</text:span></text:p>
          </draw:text-box>
        </draw:frame>
        <draw:frame draw:style-name="gr11" draw:text-style-name="P11" draw:layer="layout" svg:width="2.157cm" svg:height="0.606cm" svg:x="3.303cm" svg:y="7.709cm">
          <draw:text-box>
            <text:p text:style-name="P5"><text:span text:style-name="T7">Přiřazení</text:span></text:p>
          </draw:text-box>
        </draw:frame>
        <draw:frame draw:style-name="gr12" draw:text-style-name="P12" draw:layer="layout" svg:width="0.528cm" svg:height="0.53cm" svg:x="3.536cm" svg:y="8.424cm">
          <draw:text-box>
            <text:p text:style-name="P5"><text:span text:style-name="T8">◦</text:span></text:p>
          </draw:text-box>
        </draw:frame>
        <draw:frame draw:style-name="gr12" draw:text-style-name="P12" draw:layer="layout" svg:width="13.02cm" svg:height="0.602cm" svg:x="4.255cm" svg:y="8.38cm">
          <draw:text-box>
            <text:p text:style-name="P5"><text:span text:style-name="T9">&lt;datový typ&gt; </text:span><text:span text:style-name="T9">&lt;identifikát</text:span><text:span text:style-name="T9">or&gt; = </text:span><text:span text:style-name="T9">&lt;hodnota</text:span><text:span text:style-name="T10">&gt;;</text:span></text:p>
          </draw:text-box>
        </draw:frame>
        <draw:frame draw:style-name="gr13" draw:text-style-name="P13" draw:layer="layout" svg:width="0.422cm" svg:height="0.425cm" svg:x="4.044cm" svg:y="9.096cm">
          <draw:text-box>
            <text:p text:style-name="P5"><text:span text:style-name="T11">◦</text:span></text:p>
          </draw:text-box>
        </draw:frame>
        <draw:frame draw:style-name="gr13" draw:text-style-name="P13" draw:layer="layout" svg:width="2.796cm" svg:height="0.479cm" svg:x="4.763cm" svg:y="9.061cm">
          <draw:text-box>
            <text:p text:style-name="P5"><text:span text:style-name="T12">int a = 10;</text:span></text:p>
          </draw:text-box>
        </draw:frame>
        <draw:frame draw:style-name="gr12" draw:text-style-name="P12" draw:layer="layout" svg:width="0.528cm" svg:height="0.53cm" svg:x="3.536cm" svg:y="9.647cm">
          <draw:text-box>
            <text:p text:style-name="P5"><text:span text:style-name="T8">◦</text:span></text:p>
          </draw:text-box>
        </draw:frame>
        <draw:frame draw:style-name="gr12" draw:text-style-name="P12" draw:layer="layout" svg:width="8.892cm" svg:height="0.602cm" svg:x="4.255cm" svg:y="9.603cm">
          <draw:text-box>
            <text:p text:style-name="P5"><text:span text:style-name="T9">&lt;identifikát</text:span><text:span text:style-name="T9">or&gt; = </text:span><text:span text:style-name="T9">&lt;hodnota</text:span><text:span text:style-name="T10">&gt;;</text:span></text:p>
          </draw:text-box>
        </draw:frame>
        <draw:frame draw:style-name="gr13" draw:text-style-name="P13" draw:layer="layout" svg:width="0.422cm" svg:height="0.425cm" svg:x="4.044cm" svg:y="10.319cm">
          <draw:text-box>
            <text:p text:style-name="P5"><text:span text:style-name="T11">◦</text:span></text:p>
          </draw:text-box>
        </draw:frame>
        <draw:frame draw:style-name="gr13" draw:text-style-name="P13" draw:layer="layout" svg:width="1.78cm" svg:height="0.479cm" svg:x="4.763cm" svg:y="10.284cm">
          <draw:text-box>
            <text:p text:style-name="P5"><text:span text:style-name="T12">a = 10;</text:span></text:p>
          </draw:text-box>
        </draw:frame>
        <draw:frame draw:style-name="gr14" draw:text-style-name="P13" draw:layer="layout" svg:width="0.423cm" svg:height="0.425cm" svg:x="4.044cm" svg:y="10.886cm">
          <draw:text-box>
            <text:p text:style-name="P5"><text:span text:style-name="T11">◦</text:span></text:p>
          </draw:text-box>
        </draw:frame>
        <draw:frame draw:style-name="gr14" draw:text-style-name="P13" draw:layer="layout" svg:width="1.526cm" svg:height="0.479cm" svg:x="4.763cm" svg:y="10.851cm">
          <draw:text-box>
            <text:p text:style-name="P5"><text:span text:style-name="T12">a = b;</text:span></text:p>
          </draw:text-box>
        </draw:frame>
        <draw:frame draw:style-name="gr15" draw:text-style-name="P14" draw:layer="layout" svg:width="2.326cm" svg:height="0.564cm" svg:x="3.303cm" svg:y="12.455cm">
          <draw:text-box>
            <text:p text:style-name="P5"><text:span text:style-name="T13">Konstanta</text:span></text:p>
          </draw:text-box>
        </draw:frame>
        <draw:frame draw:style-name="gr12" draw:text-style-name="P12" draw:layer="layout" svg:width="0.528cm" svg:height="0.53cm" svg:x="3.536cm" svg:y="13.064cm">
          <draw:text-box>
            <text:p text:style-name="P5"><text:span text:style-name="T8">◦</text:span></text:p>
          </draw:text-box>
        </draw:frame>
        <draw:frame draw:style-name="gr12" draw:text-style-name="P12" draw:layer="layout" svg:width="14.925cm" svg:height="0.602cm" svg:x="4.255cm" svg:y="13.02cm">
          <draw:text-box>
            <text:p text:style-name="P5"><text:span text:style-name="T9">const </text:span><text:span text:style-name="T9">&lt;datový typ&gt; </text:span><text:span text:style-name="T9">&lt;identifikát</text:span><text:span text:style-name="T9">or&gt; = </text:span><text:span text:style-name="T9">&lt;hodnota&gt;;</text:span></text:p>
          </draw:text-box>
        </draw:frame>
        <draw:frame draw:style-name="gr16" draw:text-style-name="P14" draw:layer="layout" svg:width="3.473cm" svg:height="0.564cm" svg:x="3.536cm" svg:y="14.38cm">
          <draw:text-box>
            <text:p text:style-name="P5"><text:span text:style-name="T13">Přístup do pole</text:span></text:p>
          </draw:text-box>
        </draw:frame>
        <draw:frame draw:style-name="gr12" draw:text-style-name="P12" draw:layer="layout" svg:width="0.528cm" svg:height="0.53cm" svg:x="3.536cm" svg:y="15.063cm">
          <draw:text-box>
            <text:p text:style-name="P5"><text:span text:style-name="T8">◦</text:span></text:p>
          </draw:text-box>
        </draw:frame>
        <draw:frame draw:style-name="gr12" draw:text-style-name="P12" draw:layer="layout" svg:width="7.622cm" svg:height="0.602cm" svg:x="4.488cm" svg:y="15.019cm">
          <draw:text-box>
            <text:p text:style-name="P5"><text:span text:style-name="T9">&lt;identifikát</text:span><text:span text:style-name="T9">or&gt;[&lt;index&gt;]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polygon draw:style-name="gr2" draw:text-style-name="P2" draw:layer="layout" svg:width="33.866cm" svg:height="1.27cm" svg:x="0cm" svg:y="17.779cm" svg:viewBox="0 0 33867 1271" draw:points="0,1271 33867,1271 33867,0 0,0">
          <text:p/>
        </draw:polygon>
        <draw:polygon draw:style-name="gr3" draw:text-style-name="P3" draw:layer="layout" svg:width="33.866cm" svg:height="0.187cm" svg:x="0cm" svg:y="17.593cm" svg:viewBox="0 0 33867 188" draw:points="0,188 33867,188 33867,0 0,0">
          <text:p/>
        </draw:polygon>
        <draw:line draw:style-name="gr4" draw:text-style-name="P4" draw:layer="layout" svg:x1="3.314cm" svg:y1="4.826cm" svg:x2="31cm" svg:y2="4.826cm">
          <text:p/>
        </draw:line>
        <draw:frame draw:style-name="gr10" draw:text-style-name="P10" draw:layer="layout" svg:width="15.068cm" svg:height="1.694cm" svg:x="3.303cm" svg:y="2.982cm">
          <draw:text-box>
            <text:p text:style-name="P5"><text:span text:style-name="T6">Práce </text:span><text:span text:style-name="T6">s </text:span><text:span text:style-name="T6">datov</text:span><text:span text:style-name="T6">ými </text:span><text:span text:style-name="T6">typy</text:span></text:p>
          </draw:text-box>
        </draw:frame>
        <draw:frame draw:style-name="gr17" draw:text-style-name="P15" draw:layer="layout" svg:width="6.559cm" svg:height="0.776cm" svg:x="3.303cm" svg:y="5.309cm">
          <draw:text-box>
            <text:p text:style-name="P5"><text:span text:style-name="T14">Aritmetické </text:span><text:span text:style-name="T14">operace </text:span></text:p>
          </draw:text-box>
        </draw:frame>
        <draw:frame draw:style-name="gr18" draw:text-style-name="P16" draw:layer="layout" svg:width="0.669cm" svg:height="0.674cm" svg:x="3.608cm" svg:y="6.332cm">
          <draw:text-box>
            <text:p text:style-name="P5"><text:span text:style-name="T15">◦</text:span></text:p>
          </draw:text-box>
        </draw:frame>
        <draw:frame draw:style-name="gr18" draw:text-style-name="P16" draw:layer="layout" svg:width="3.219cm" svg:height="0.759cm" svg:x="4.116cm" svg:y="6.276cm">
          <draw:text-box>
            <text:p text:style-name="P5"><text:span text:style-name="T16">(+ a, b)</text:span></text:p>
          </draw:text-box>
        </draw:frame>
        <draw:frame draw:style-name="gr19" draw:text-style-name="P16" draw:layer="layout" svg:width="0.668cm" svg:height="0.674cm" svg:x="3.608cm" svg:y="7.269cm">
          <draw:text-box>
            <text:p text:style-name="P5"><text:span text:style-name="T15">◦</text:span></text:p>
          </draw:text-box>
        </draw:frame>
        <draw:frame draw:style-name="gr19" draw:text-style-name="P16" draw:layer="layout" svg:width="3.219cm" svg:height="0.759cm" svg:x="4.116cm" svg:y="7.213cm">
          <draw:text-box>
            <text:p text:style-name="P5"><text:span text:style-name="T16">(- a, b)</text:span></text:p>
          </draw:text-box>
        </draw:frame>
        <draw:frame draw:style-name="gr19" draw:text-style-name="P16" draw:layer="layout" svg:width="0.668cm" svg:height="0.674cm" svg:x="3.608cm" svg:y="8.205cm">
          <draw:text-box>
            <text:p text:style-name="P5"><text:span text:style-name="T15">◦</text:span></text:p>
          </draw:text-box>
        </draw:frame>
        <draw:frame draw:style-name="gr19" draw:text-style-name="P16" draw:layer="layout" svg:width="3.219cm" svg:height="0.759cm" svg:x="4.116cm" svg:y="8.149cm">
          <draw:text-box>
            <text:p text:style-name="P5"><text:span text:style-name="T16">(* a, b)</text:span></text:p>
          </draw:text-box>
        </draw:frame>
        <draw:frame draw:style-name="gr19" draw:text-style-name="P16" draw:layer="layout" svg:width="0.668cm" svg:height="0.674cm" svg:x="3.608cm" svg:y="9.14cm">
          <draw:text-box>
            <text:p text:style-name="P5"><text:span text:style-name="T15">◦</text:span></text:p>
          </draw:text-box>
        </draw:frame>
        <draw:frame draw:style-name="gr19" draw:text-style-name="P16" draw:layer="layout" svg:width="6.839cm" svg:height="0.759cm" svg:x="4.116cm" svg:y="9.085cm">
          <draw:text-box>
            <text:p text:style-name="P5"><text:span text:style-name="T16">(/ a, b) </text:span><text:span text:style-name="T17">+ modulo</text:span></text:p>
          </draw:text-box>
        </draw:frame>
        <draw:frame draw:style-name="gr20" draw:text-style-name="P15" draw:layer="layout" svg:width="5.074cm" svg:height="0.776cm" svg:x="3.303cm" svg:y="10.453cm">
          <draw:text-box>
            <text:p text:style-name="P5"><text:span text:style-name="T14">Logické </text:span><text:span text:style-name="T14">operace</text:span></text:p>
          </draw:text-box>
        </draw:frame>
        <draw:frame draw:style-name="gr19" draw:text-style-name="P16" draw:layer="layout" svg:width="0.668cm" svg:height="0.674cm" svg:x="3.608cm" svg:y="11.41cm">
          <draw:text-box>
            <text:p text:style-name="P5"><text:span text:style-name="T15">◦</text:span></text:p>
          </draw:text-box>
        </draw:frame>
        <draw:frame draw:style-name="gr19" draw:text-style-name="P16" draw:layer="layout" svg:width="4.024cm" svg:height="0.759cm" svg:x="4.116cm" svg:y="11.355cm">
          <draw:text-box>
            <text:p text:style-name="P5"><text:span text:style-name="T16">(AND a, </text:span><text:span text:style-name="T16">b)</text:span></text:p>
          </draw:text-box>
        </draw:frame>
        <draw:frame draw:style-name="gr19" draw:text-style-name="P16" draw:layer="layout" svg:width="0.668cm" svg:height="0.674cm" svg:x="3.608cm" svg:y="12.346cm">
          <draw:text-box>
            <text:p text:style-name="P5"><text:span text:style-name="T15">◦</text:span></text:p>
          </draw:text-box>
        </draw:frame>
        <draw:frame draw:style-name="gr19" draw:text-style-name="P16" draw:layer="layout" svg:width="3.622cm" svg:height="0.759cm" svg:x="4.116cm" svg:y="12.29cm">
          <draw:text-box>
            <text:p text:style-name="P5"><text:span text:style-name="T16">(OR a, b)</text:span></text:p>
          </draw:text-box>
        </draw:frame>
        <draw:frame draw:style-name="gr19" draw:text-style-name="P16" draw:layer="layout" svg:width="0.668cm" svg:height="0.674cm" svg:x="3.608cm" svg:y="13.281cm">
          <draw:text-box>
            <text:p text:style-name="P5"><text:span text:style-name="T15">◦</text:span></text:p>
          </draw:text-box>
        </draw:frame>
        <draw:frame draw:style-name="gr19" draw:text-style-name="P16" draw:layer="layout" svg:width="4.426cm" svg:height="0.759cm" svg:x="4.116cm" svg:y="13.226cm">
          <draw:text-box>
            <text:p text:style-name="P5"><text:span text:style-name="T16">(!(&lt; a, </text:span><text:span text:style-name="T16">b))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polygon draw:style-name="gr2" draw:text-style-name="P2" draw:layer="layout" svg:width="33.866cm" svg:height="1.27cm" svg:x="0cm" svg:y="17.779cm" svg:viewBox="0 0 33867 1271" draw:points="0,1271 33867,1271 33867,0 0,0">
          <text:p/>
        </draw:polygon>
        <draw:polygon draw:style-name="gr3" draw:text-style-name="P3" draw:layer="layout" svg:width="33.866cm" svg:height="0.187cm" svg:x="0cm" svg:y="17.593cm" svg:viewBox="0 0 33867 188" draw:points="0,188 33867,188 33867,0 0,0">
          <text:p/>
        </draw:polygon>
        <draw:line draw:style-name="gr4" draw:text-style-name="P4" draw:layer="layout" svg:x1="3.314cm" svg:y1="4.826cm" svg:x2="31cm" svg:y2="4.826cm">
          <text:p/>
        </draw:line>
        <draw:frame draw:style-name="gr10" draw:text-style-name="P10" draw:layer="layout" svg:width="14.031cm" svg:height="1.694cm" svg:x="3.303cm" svg:y="2.982cm">
          <draw:text-box>
            <text:p text:style-name="P5"><text:span text:style-name="T6">Jazyk</text:span><text:span text:style-name="T6">ové </text:span><text:span text:style-name="T6">konst</text:span><text:span text:style-name="T6">rukce</text:span></text:p>
          </draw:text-box>
        </draw:frame>
        <draw:frame draw:style-name="gr19" draw:text-style-name="P16" draw:layer="layout" svg:width="5.658cm" svg:height="0.674cm" svg:x="3.278cm" svg:y="5.177cm">
          <draw:text-box>
            <text:p text:style-name="P5"><text:span text:style-name="T18">Názvy </text:span><text:span text:style-name="T18">identifikátorů:</text:span></text:p>
          </draw:text-box>
        </draw:frame>
        <draw:frame draw:style-name="gr11" draw:text-style-name="P11" draw:layer="layout" svg:width="0.6cm" svg:height="0.606cm" svg:x="3.583cm" svg:y="5.888cm">
          <draw:text-box>
            <text:p text:style-name="P5"><text:span text:style-name="T19">◦</text:span></text:p>
          </draw:text-box>
        </draw:frame>
        <draw:frame draw:style-name="gr11" draw:text-style-name="P11" draw:layer="layout" svg:width="5.277cm" svg:height="0.606cm" svg:x="4.091cm" svg:y="5.888cm">
          <draw:text-box>
            <text:p text:style-name="P5"><text:span text:style-name="T7">Malá a velká </text:span><text:span text:style-name="T7">písmena</text:span></text:p>
          </draw:text-box>
        </draw:frame>
        <draw:frame draw:style-name="gr19" draw:text-style-name="P16" draw:layer="layout" svg:width="1.755cm" svg:height="0.674cm" svg:x="3.278cm" svg:y="6.947cm">
          <draw:text-box>
            <text:p text:style-name="P5"><text:span text:style-name="T18">Cykly: </text:span></text:p>
          </draw:text-box>
        </draw:frame>
        <draw:frame draw:style-name="gr11" draw:text-style-name="P11" draw:layer="layout" svg:width="0.6cm" svg:height="0.606cm" svg:x="3.583cm" svg:y="7.65cm">
          <draw:text-box>
            <text:p text:style-name="P5"><text:span text:style-name="T19">◦</text:span></text:p>
          </draw:text-box>
        </draw:frame>
        <draw:frame draw:style-name="gr11" draw:text-style-name="P11" draw:layer="layout" svg:width="9.718cm" svg:height="0.683cm" svg:x="4.091cm" svg:y="7.6cm">
          <draw:text-box>
            <text:p text:style-name="P5"><text:span text:style-name="T20">while </text:span><text:span text:style-name="T20">&lt;podmínka&gt; </text:span><text:span text:style-name="T20">{ &lt;tělo&gt; }</text:span></text:p>
          </draw:text-box>
        </draw:frame>
        <draw:frame draw:style-name="gr11" draw:text-style-name="P11" draw:layer="layout" svg:width="0.6cm" svg:height="0.606cm" svg:x="3.583cm" svg:y="8.365cm">
          <draw:text-box>
            <text:p text:style-name="P5"><text:span text:style-name="T19">◦</text:span></text:p>
          </draw:text-box>
        </draw:frame>
        <draw:frame draw:style-name="gr11" draw:text-style-name="P11" draw:layer="layout" svg:width="11.157cm" svg:height="0.683cm" svg:x="4.091cm" svg:y="8.316cm">
          <draw:text-box>
            <text:p text:style-name="P5"><text:span text:style-name="T20">do { &lt;tělo&gt; </text:span><text:span text:style-name="T20">} while </text:span><text:span text:style-name="T20">&lt;podmínka&gt;;</text:span></text:p>
          </draw:text-box>
        </draw:frame>
        <draw:frame draw:style-name="gr11" draw:text-style-name="P11" draw:layer="layout" svg:width="0.6cm" svg:height="0.606cm" svg:x="3.583cm" svg:y="9.081cm">
          <draw:text-box>
            <text:p text:style-name="P5"><text:span text:style-name="T19">◦</text:span></text:p>
          </draw:text-box>
        </draw:frame>
        <draw:frame draw:style-name="gr11" draw:text-style-name="P11" draw:layer="layout" svg:width="16.915cm" svg:height="0.683cm" svg:x="4.091cm" svg:y="9.031cm">
          <draw:text-box>
            <text:p text:style-name="P5"><text:span text:style-name="T21">for</text:span><text:span text:style-name="T20"> </text:span><text:span text:style-name="T20">&lt;identifiká</text:span><text:span text:style-name="T20">tor&gt; in </text:span><text:span text:style-name="T20">&lt;</text:span><text:span text:style-name="T21">pole_hodno</text:span><text:span text:style-name="T21">t</text:span><text:span text:style-name="T20">&gt; { &lt;tělo&gt; </text:span><text:span text:style-name="T20">}</text:span></text:p>
          </draw:text-box>
        </draw:frame>
        <draw:frame draw:style-name="gr11" draw:text-style-name="P11" draw:layer="layout" svg:width="0.6cm" svg:height="0.606cm" svg:x="3.583cm" svg:y="9.796cm">
          <draw:text-box>
            <text:p text:style-name="P5"><text:span text:style-name="T19">◦</text:span></text:p>
          </draw:text-box>
        </draw:frame>
        <draw:frame draw:style-name="gr11" draw:text-style-name="P11" draw:layer="layout" svg:width="17.634cm" svg:height="0.683cm" svg:x="4.091cm" svg:y="9.746cm">
          <draw:text-box>
            <text:p text:style-name="P5"><text:span text:style-name="T21">for</text:span><text:span text:style-name="T20"> </text:span><text:span text:style-name="T20">&lt;identifiká</text:span><text:span text:style-name="T20">tor&gt; in </text:span><text:span text:style-name="T20">&lt;horní_hran</text:span><text:span text:style-name="T20">ice&gt; </text:span><text:span text:style-name="T20">{ &lt;tělo&gt; }</text:span></text:p>
          </draw:text-box>
        </draw:frame>
        <draw:frame draw:style-name="gr11" draw:text-style-name="P11" draw:layer="layout" svg:width="2.589cm" svg:height="0.606cm" svg:x="3.583cm" svg:y="11.237cm">
          <draw:text-box>
            <text:p text:style-name="P5"><text:span text:style-name="T7">Podmínky:</text:span></text:p>
          </draw:text-box>
        </draw:frame>
        <draw:frame draw:style-name="gr11" draw:text-style-name="P11" draw:layer="layout" svg:width="0.6cm" svg:height="0.606cm" svg:x="3.583cm" svg:y="11.944cm">
          <draw:text-box>
            <text:p text:style-name="P5"><text:span text:style-name="T19">◦</text:span></text:p>
          </draw:text-box>
        </draw:frame>
        <draw:frame draw:style-name="gr11" draw:text-style-name="P11" draw:layer="layout" svg:width="14.395cm" svg:height="0.683cm" svg:x="4.091cm" svg:y="11.894cm">
          <draw:text-box>
            <text:p text:style-name="P5"><text:span text:style-name="T21">if</text:span><text:span text:style-name="T20"> </text:span><text:span text:style-name="T20">&lt;podmínka&gt; </text:span><text:span text:style-name="T20">{ &lt;tělo&gt; } </text:span><text:span text:style-name="T21">else</text:span><text:span text:style-name="T20"> </text:span><text:span text:style-name="T20">{ &lt;tělo&gt; }</text:span></text:p>
          </draw:text-box>
        </draw:frame>
        <draw:frame draw:style-name="gr11" draw:text-style-name="P11" draw:layer="layout" svg:width="0.6cm" svg:height="0.606cm" svg:x="3.583cm" svg:y="12.659cm">
          <draw:text-box>
            <text:p text:style-name="P5"><text:span text:style-name="T19">◦</text:span></text:p>
          </draw:text-box>
        </draw:frame>
        <draw:frame draw:style-name="gr11" draw:text-style-name="P11" draw:layer="layout" svg:width="19.073cm" svg:height="0.683cm" svg:x="4.091cm" svg:y="12.609cm">
          <draw:text-box>
            <text:p text:style-name="P5"><text:span text:style-name="T20">switch </text:span><text:span text:style-name="T20">(&lt;identifik</text:span><text:span text:style-name="T20">átor&gt;) </text:span><text:span text:style-name="T20">{ case: </text:span><text:span text:style-name="T20">&lt;hodnota&gt; { </text:span><text:span text:style-name="T20">&lt;tělo&gt; }</text:span></text:p>
          </draw:text-box>
        </draw:frame>
        <draw:frame draw:style-name="gr11" draw:text-style-name="P11" draw:layer="layout" svg:width="7.559cm" svg:height="0.683cm" svg:x="14.252cm" svg:y="13.325cm">
          <draw:text-box>
            <text:p text:style-name="P5"><text:span text:style-name="T20">default: </text:span><text:span text:style-name="T20">{ &lt;tělo&gt; } </text:span><text:span text:style-name="T20">}</text:span></text:p>
          </draw:text-box>
        </draw:frame>
        <draw:frame draw:style-name="gr11" draw:text-style-name="P11" draw:layer="layout" svg:width="4.544cm" svg:height="0.606cm" svg:x="3.583cm" svg:y="14.098cm">
          <draw:text-box>
            <text:p text:style-name="P5"><text:span text:style-name="T7">Ternární </text:span><text:span text:style-name="T7">operátor:</text:span></text:p>
          </draw:text-box>
        </draw:frame>
        <draw:frame draw:style-name="gr11" draw:text-style-name="P11" draw:layer="layout" svg:width="0.6cm" svg:height="0.606cm" svg:x="3.583cm" svg:y="14.815cm">
          <draw:text-box>
            <text:p text:style-name="P5"><text:span text:style-name="T19">◦</text:span></text:p>
          </draw:text-box>
        </draw:frame>
        <draw:frame draw:style-name="gr11" draw:text-style-name="P11" draw:layer="layout" svg:width="6.119cm" svg:height="0.683cm" svg:x="4.227cm" svg:y="14.765cm">
          <draw:text-box>
            <text:p text:style-name="P5"><text:span text:style-name="T21">(&lt; a, b) ? </text:span><text:span text:style-name="T21">a : b;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polygon draw:style-name="gr2" draw:text-style-name="P2" draw:layer="layout" svg:width="33.866cm" svg:height="1.27cm" svg:x="0cm" svg:y="17.779cm" svg:viewBox="0 0 33867 1271" draw:points="0,1271 33867,1271 33867,0 0,0">
          <text:p/>
        </draw:polygon>
        <draw:polygon draw:style-name="gr3" draw:text-style-name="P3" draw:layer="layout" svg:width="33.866cm" svg:height="0.187cm" svg:x="0cm" svg:y="17.593cm" svg:viewBox="0 0 33867 188" draw:points="0,188 33867,188 33867,0 0,0">
          <text:p/>
        </draw:polygon>
        <draw:line draw:style-name="gr4" draw:text-style-name="P4" draw:layer="layout" svg:x1="3.314cm" svg:y1="4.826cm" svg:x2="31cm" svg:y2="4.826cm">
          <text:p/>
        </draw:line>
        <draw:frame draw:style-name="gr10" draw:text-style-name="P10" draw:layer="layout" svg:width="14.031cm" svg:height="1.694cm" svg:x="3.303cm" svg:y="2.982cm">
          <draw:text-box>
            <text:p text:style-name="P5"><text:span text:style-name="T6">J</text:span><text:span text:style-name="T6">a</text:span><text:span text:style-name="T6">z</text:span><text:span text:style-name="T6">y</text:span><text:span text:style-name="T6">k</text:span><text:span text:style-name="T6">o</text:span><text:span text:style-name="T6">v</text:span><text:span text:style-name="T6">é</text:span><text:span text:style-name="T6"> </text:span><text:span text:style-name="T6">k</text:span><text:span text:style-name="T6">o</text:span><text:span text:style-name="T6">n</text:span><text:span text:style-name="T6">s</text:span><text:span text:style-name="T6">t</text:span><text:span text:style-name="T6">r</text:span><text:span text:style-name="T6">u</text:span><text:span text:style-name="T6">k</text:span><text:span text:style-name="T6">c</text:span><text:span text:style-name="T6">e</text:span></text:p>
          </draw:text-box>
        </draw:frame>
        <draw:frame draw:style-name="gr17" draw:text-style-name="P15" draw:layer="layout" svg:width="7.296cm" svg:height="0.776cm" svg:x="3.303cm" svg:y="5.165cm">
          <draw:text-box>
            <text:p text:style-name="P5"><text:span text:style-name="T14">Definice podprogramů:</text:span></text:p>
          </draw:text-box>
        </draw:frame>
        <draw:frame draw:style-name="gr11" draw:text-style-name="P11" draw:layer="layout" svg:width="24.471cm" svg:height="0.683cm" svg:x="4.052cm" svg:y="6.974cm">
          <draw:text-box>
            <text:p text:style-name="P5"><text:span text:style-name="T21">f</text:span><text:span text:style-name="T21">u</text:span><text:span text:style-name="T21">n</text:span><text:span text:style-name="T21">c</text:span><text:span text:style-name="T21"> </text:span><text:span text:style-name="T21">&lt;</text:span><text:span text:style-name="T20">n</text:span><text:span text:style-name="T20">á</text:span><text:span text:style-name="T20">v</text:span><text:span text:style-name="T20">r</text:span><text:span text:style-name="T20">a</text:span><text:span text:style-name="T20">t</text:span><text:span text:style-name="T20">o</text:span><text:span text:style-name="T20">v</text:span><text:span text:style-name="T20">á</text:span><text:span text:style-name="T20">_</text:span><text:span text:style-name="T20">h</text:span><text:span text:style-name="T20">o</text:span><text:span text:style-name="T20">d</text:span><text:span text:style-name="T20">n</text:span><text:span text:style-name="T20">o</text:span><text:span text:style-name="T20">t</text:span><text:span text:style-name="T20">a</text:span><text:span text:style-name="T21">&gt;</text:span><text:span text:style-name="T21"> </text:span><text:span text:style-name="T21">&lt;</text:span><text:span text:style-name="T20">n</text:span><text:span text:style-name="T20">á</text:span><text:span text:style-name="T20">z</text:span><text:span text:style-name="T20">e</text:span><text:span text:style-name="T20">v</text:span><text:span text:style-name="T20">_</text:span><text:span text:style-name="T20">p</text:span><text:span text:style-name="T20">o</text:span><text:span text:style-name="T20">d</text:span><text:span text:style-name="T20">p</text:span><text:span text:style-name="T20">r</text:span><text:span text:style-name="T20">o</text:span><text:span text:style-name="T20">g</text:span><text:span text:style-name="T20">r</text:span><text:span text:style-name="T20">a</text:span><text:span text:style-name="T20">m</text:span><text:span text:style-name="T20">u</text:span><text:span text:style-name="T20">&gt;</text:span><text:span text:style-name="T20">(</text:span><text:span text:style-name="T20">&lt;</text:span><text:span text:style-name="T20">p</text:span><text:span text:style-name="T20">a</text:span><text:span text:style-name="T20">r</text:span><text:span text:style-name="T20">a</text:span><text:span text:style-name="T20">m</text:span><text:span text:style-name="T20">e</text:span><text:span text:style-name="T20">t</text:span><text:span text:style-name="T20">r</text:span><text:span text:style-name="T20">y</text:span><text:span text:style-name="T20">&gt;</text:span><text:span text:style-name="T20">)</text:span><text:span text:style-name="T20"> </text:span><text:span text:style-name="T20">{</text:span><text:span text:style-name="T20"> </text:span><text:span text:style-name="T20">&lt;</text:span><text:span text:style-name="T20">t</text:span><text:span text:style-name="T20">ě</text:span><text:span text:style-name="T20">l</text:span><text:span text:style-name="T20">o</text:span><text:span text:style-name="T20">&gt;</text:span><text:span text:style-name="T20"> </text:span><text:span text:style-name="T20">}</text:span></text:p>
          </draw:text-box>
        </draw:frame>
        <draw:frame draw:style-name="gr17" draw:text-style-name="P15" draw:layer="layout" svg:width="6.712cm" svg:height="0.776cm" svg:x="3.303cm" svg:y="8.798cm">
          <draw:text-box>
            <text:p text:style-name="P5"><text:span text:style-name="T14">Volání podprogramů:</text:span></text:p>
          </draw:text-box>
        </draw:frame>
        <draw:frame draw:style-name="gr21" draw:text-style-name="P11" draw:layer="layout" svg:width="12.596cm" svg:height="1.365cm" svg:x="4.052cm" svg:y="10.605cm">
          <draw:text-box>
            <text:p text:style-name="P5"><text:span text:style-name="T21">(</text:span><text:span text:style-name="T21">&lt;</text:span><text:span text:style-name="T20">n</text:span><text:span text:style-name="T20">á</text:span><text:span text:style-name="T20">z</text:span><text:span text:style-name="T20">e</text:span><text:span text:style-name="T20">v</text:span><text:span text:style-name="T20">_</text:span><text:span text:style-name="T20">p</text:span><text:span text:style-name="T20">o</text:span><text:span text:style-name="T20">d</text:span><text:span text:style-name="T20">p</text:span><text:span text:style-name="T20">r</text:span><text:span text:style-name="T20">o</text:span><text:span text:style-name="T20">g</text:span><text:span text:style-name="T20">r</text:span><text:span text:style-name="T20">a</text:span><text:span text:style-name="T20">m</text:span><text:span text:style-name="T20">u</text:span><text:span text:style-name="T21">&gt;</text:span><text:span text:style-name="T21"> </text:span><text:span text:style-name="T21">&lt;</text:span><text:span text:style-name="T21">p</text:span><text:span text:style-name="T21">a</text:span><text:span text:style-name="T21">r</text:span><text:span text:style-name="T21">a</text:span><text:span text:style-name="T21">m</text:span><text:span text:style-name="T21">e</text:span><text:span text:style-name="T21">t</text:span><text:span text:style-name="T21">r</text:span><text:span text:style-name="T21">y</text:span><text:span text:style-name="T21">&gt;</text:span><text:span text:style-name="T21">)</text:span></text:p>
            <text:p text:style-name="P5"><text:span text:style-name="T22">(</text:span><text:span text:style-name="T22">i</text:span><text:span text:style-name="T22">n</text:span><text:span text:style-name="T22">s</text:span><text:span text:style-name="T22">t</text:span><text:span text:style-name="T22">a</text:span><text:span text:style-name="T22">n</text:span><text:span text:style-name="T22">c</text:span><text:span text:style-name="T22">e</text:span><text:span text:style-name="T22">o</text:span><text:span text:style-name="T22">f</text:span><text:span text:style-name="T22"> </text:span><text:span text:style-name="T22">&lt;</text:span><text:span text:style-name="T22">i</text:span><text:span text:style-name="T22">d</text:span><text:span text:style-name="T22">e</text:span><text:span text:style-name="T22">n</text:span><text:span text:style-name="T22">t</text:span><text:span text:style-name="T22">i</text:span><text:span text:style-name="T22">f</text:span><text:span text:style-name="T22">i</text:span><text:span text:style-name="T22">k</text:span><text:span text:style-name="T22">a</text:span><text:span text:style-name="T22">t</text:span><text:span text:style-name="T22">o</text:span><text:span text:style-name="T22">r</text:span><text:span text:style-name="T22">&gt;</text:span><text:span text:style-name="T22">,</text:span><text:span text:style-name="T22"> </text:span><text:span text:style-name="T22">&lt;</text:span><text:span text:style-name="T22">t</text:span><text:span text:style-name="T22">y</text:span><text:span text:style-name="T22">p</text:span><text:span text:style-name="T22">&gt;</text:span><text:span text:style-name="T22">)</text:span></text:p>
          </draw:text-box>
        </draw:frame>
        <draw:frame draw:style-name="gr17" draw:text-style-name="P15" draw:layer="layout" svg:width="10.302cm" svg:height="0.776cm" svg:x="3.303cm" svg:y="12.08cm">
          <draw:text-box>
            <text:p text:style-name="P5"><text:span text:style-name="T14">Funk</text:span><text:span text:style-name="T14">ce </text:span><text:span text:style-name="T14">pro </text:span><text:span text:style-name="T14">výpis</text:span><text:span text:style-name="T14">/čte</text:span><text:span text:style-name="T14">ní: </text:span><text:span text:style-name="T23">- </text:span><text:span text:style-name="T23">nebu</text:span><text:span text:style-name="T23">de</text:span></text:p>
          </draw:text-box>
        </draw:frame>
        <draw:frame draw:style-name="gr11" draw:text-style-name="P11" draw:layer="layout" svg:width="7.918cm" svg:height="0.683cm" svg:x="4.022cm" svg:y="13.765cm">
          <draw:text-box>
            <text:p text:style-name="P5"><text:span text:style-name="T21">(read</text:span><text:span text:style-name="T20"> </text:span><text:span text:style-name="T20">&lt;identifikátor</text:span><text:span text:style-name="T20">&gt;)</text:span></text:p>
          </draw:text-box>
        </draw:frame>
        <draw:frame draw:style-name="gr21" draw:text-style-name="P11" draw:layer="layout" svg:width="11.877cm" svg:height="0.683cm" svg:x="4.022cm" svg:y="14.48cm">
          <draw:text-box>
            <text:p text:style-name="P5"><text:span text:style-name="T21">(</text:span><text:span text:style-name="T21">w</text:span><text:span text:style-name="T21">r</text:span><text:span text:style-name="T21">i</text:span><text:span text:style-name="T21">t</text:span><text:span text:style-name="T21">e</text:span><text:span text:style-name="T20"> </text:span><text:span text:style-name="T20">&lt;</text:span><text:span text:style-name="T20">i</text:span><text:span text:style-name="T20">d</text:span><text:span text:style-name="T20">e</text:span><text:span text:style-name="T20">n</text:span><text:span text:style-name="T20">t</text:span><text:span text:style-name="T20">i</text:span><text:span text:style-name="T20">f</text:span><text:span text:style-name="T20">i</text:span><text:span text:style-name="T20">k</text:span><text:span text:style-name="T20">á</text:span><text:span text:style-name="T20">t</text:span><text:span text:style-name="T20">o</text:span><text:span text:style-name="T20">r</text:span><text:span text:style-name="T20">&gt;</text:span><text:span text:style-name="T20">/</text:span><text:span text:style-name="T20">&lt;</text:span><text:span text:style-name="T20">h</text:span><text:span text:style-name="T20">o</text:span><text:span text:style-name="T20">d</text:span><text:span text:style-name="T20">n</text:span><text:span text:style-name="T20">o</text:span><text:span text:style-name="T20">t</text:span><text:span text:style-name="T20">a</text:span><text:span text:style-name="T20">&gt;</text:span><text:span text:style-name="T20">)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polygon draw:style-name="gr2" draw:text-style-name="P2" draw:layer="layout" svg:width="33.866cm" svg:height="1.27cm" svg:x="0cm" svg:y="17.779cm" svg:viewBox="0 0 33867 1271" draw:points="0,1271 33867,1271 33867,0 0,0">
          <text:p/>
        </draw:polygon>
        <draw:polygon draw:style-name="gr3" draw:text-style-name="P3" draw:layer="layout" svg:width="33.866cm" svg:height="0.187cm" svg:x="0cm" svg:y="17.593cm" svg:viewBox="0 0 33867 188" draw:points="0,188 33867,188 33867,0 0,0">
          <text:p/>
        </draw:polygon>
        <draw:line draw:style-name="gr4" draw:text-style-name="P4" draw:layer="layout" svg:x1="3.314cm" svg:y1="4.826cm" svg:x2="31cm" svg:y2="4.826cm">
          <text:p/>
        </draw:line>
        <draw:frame draw:style-name="gr10" draw:text-style-name="P10" draw:layer="layout" svg:width="10.259cm" svg:height="1.694cm" svg:x="3.303cm" svg:y="2.982cm">
          <draw:text-box>
            <text:p text:style-name="P5"><text:span text:style-name="T6">Další </text:span><text:span text:style-name="T6">vlast</text:span><text:span text:style-name="T6">nosti</text:span></text:p>
          </draw:text-box>
        </draw:frame>
        <draw:frame draw:style-name="gr22" draw:text-style-name="P17" draw:layer="layout" svg:width="6.64cm" svg:height="0.64cm" svg:x="3.608cm" svg:y="5.296cm">
          <draw:text-box>
            <text:p text:style-name="P5"><text:span text:style-name="T24">◦</text:span><text:span text:style-name="T25"> </text:span><text:span text:style-name="T25">Cílovou </text:span><text:span text:style-name="T25">platformou </text:span><text:span text:style-name="T25">PL/0</text:span></text:p>
          </draw:text-box>
        </draw:frame>
        <draw:frame draw:style-name="gr22" draw:text-style-name="P17" draw:layer="layout" svg:width="14.387cm" svg:height="0.64cm" svg:x="3.608cm" svg:y="6.193cm">
          <draw:text-box>
            <text:p text:style-name="P5"><text:span text:style-name="T24">◦</text:span><text:span text:style-name="T25"> </text:span><text:span text:style-name="T25">Kontrola </text:span><text:span text:style-name="T25">přístupu na </text:span><text:span text:style-name="T25">indexy pole </text:span><text:span text:style-name="T25">tam, kde je to </text:span><text:span text:style-name="T25">možné</text:span></text:p>
          </draw:text-box>
        </draw:frame>
        <draw:frame draw:style-name="gr22" draw:text-style-name="P17" draw:layer="layout" svg:width="9.87cm" svg:height="0.64cm" svg:x="3.608cm" svg:y="7.091cm">
          <draw:text-box>
            <text:p text:style-name="P5"><text:span text:style-name="T24">◦</text:span><text:span text:style-name="T25"> </text:span><text:span text:style-name="T25">Implicitní </text:span><text:span text:style-name="T25">konverze int </text:span><text:span text:style-name="T25">na bool a zpět</text:span></text:p>
          </draw:text-box>
        </draw:frame>
        <draw:frame draw:style-name="gr22" draw:text-style-name="P17" draw:layer="layout" svg:width="6.898cm" svg:height="0.64cm" svg:x="3.608cm" svg:y="7.989cm">
          <draw:text-box>
            <text:p text:style-name="P5"><text:span text:style-name="T24">◦</text:span><text:span text:style-name="T25"> </text:span><text:span text:style-name="T25">Žádná </text:span><text:span text:style-name="T25">explicitní </text:span><text:span text:style-name="T25">konverze</text:span></text:p>
          </draw:text-box>
        </draw:frame>
        <draw:frame draw:style-name="gr22" draw:text-style-name="P17" draw:layer="layout" svg:width="8.697cm" svg:height="0.64cm" svg:x="3.608cm" svg:y="8.886cm">
          <draw:text-box>
            <text:p text:style-name="P5"><text:span text:style-name="T24">◦</text:span><text:span text:style-name="T25"> </text:span><text:span text:style-name="T25">Case bloky </text:span><text:span text:style-name="T25">nebudou </text:span><text:span text:style-name="T25">propadávat</text:span></text:p>
          </draw:text-box>
        </draw:frame>
        <draw:frame draw:style-name="gr23" draw:text-style-name="P17" draw:layer="layout" svg:width="12.566cm" svg:height="0.64cm" svg:x="3.608cm" svg:y="10.68cm">
          <draw:text-box>
            <text:p text:style-name="P5"><text:span text:style-name="T24">◦</text:span><text:span text:style-name="T25"> </text:span><text:span text:style-name="T25">Pro </text:span><text:span text:style-name="T25">implemetaci </text:span><text:span text:style-name="T25">lexeru a </text:span><text:span text:style-name="T25">parseru využití </text:span><text:span text:style-name="T25">ANTLR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polygon draw:style-name="gr2" draw:text-style-name="P2" draw:layer="layout" svg:width="33.858cm" svg:height="1.27cm" svg:x="0.008cm" svg:y="17.779cm" svg:viewBox="0 0 33859 1271" draw:points="0,1271 33859,1271 33859,0 0,0">
          <text:p/>
        </draw:polygon>
        <draw:polygon draw:style-name="gr3" draw:text-style-name="P3" draw:layer="layout" svg:width="33.858cm" svg:height="0.178cm" svg:x="0cm" svg:y="17.593cm" svg:viewBox="0 0 33859 179" draw:points="0,179 33859,179 33859,0 0,0">
          <text:p/>
        </draw:polygon>
        <draw:line draw:style-name="gr4" draw:text-style-name="P4" draw:layer="layout" svg:x1="3.352cm" svg:y1="12.065cm" svg:x2="30.784cm" svg:y2="12.065cm">
          <text:p/>
        </draw:line>
        <draw:frame draw:style-name="gr24" draw:text-style-name="P18" draw:layer="layout" svg:width="20.242cm" svg:height="2.118cm" svg:x="7.292cm" svg:y="9.744cm">
          <draw:text-box>
            <text:p text:style-name="P5"><text:span text:style-name="T26">Děk</text:span><text:span text:style-name="T26">uje</text:span><text:span text:style-name="T26">me </text:span><text:span text:style-name="T26">za </text:span><text:span text:style-name="T26">poz</text:span><text:span text:style-name="T26">orn</text:span><text:span text:style-name="T26">os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 Light1" svg:font-family="'Calibri Light'"/>
    <style:font-face style:name="Courier New1" svg:font-family="'Courier New'"/>
    <style:font-face style:name="CourierNew" svg:font-family="CourierNew"/>
    <style:font-face style:name="Calibri1" svg:font-family="Calibri" style:font-pitch="variable"/>
    <style:font-face style:name="Calibri Light" svg:font-family="'Calibri Light'" style:font-pitch="variable"/>
    <style:font-face style:name="Courier New" svg:font-family="'Courier New'" style:font-pitch="variable"/>
    <style:font-face style:name="CourierNew1" svg:font-family="CourierNew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33.866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1-23T16:36:39.557839342</dc:date>
    <meta:editing-duration>PT7M37S</meta:editing-duration>
    <meta:editing-cycles>1</meta:editing-cycles>
    <meta:document-statistic meta:object-count="120"/>
    <meta:generator>LibreOffice/6.4.7.2$Linux_X86_64 LibreOffice_project/40$Build-2</meta:generator>
  </office:meta>
</office:document-meta>
</file>